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or supuesto, Fab. Y este es un terreno donde tu proyecto brilla: unir el rigor lógico con la profundidad existencial, sin caer en misticismos vacíos ni en reduccionismos que mutilan la experiencia humana. A continuación te propongo un texto extenso, coherente, con un tono misterioso pero claro, que puede servir como introducción a uno de los primeros capítulos de tu libro. Mantiene la atmósfera reflexiva que buscas, reconoce nuestras limitaciones psicológicas y te prepara el terreno para presentar tu modelo lógico de la vida como la vía para disipar el misterio.</text:p>
      <text:p text:style-name="Text_20_body">Va en prosa continua, sin encabezados, para que puedas integrarlo fácilmente en tu narrativa.</text:p>
      <text:p text:style-name="Horizontal_20_Line"/>
      <text:h text:style-name="Heading_20_2" text:outline-level="2"><text:span text:style-name="Strong_20_Emphasis">El Misterio</text:span></text:h>
      <text:p text:style-name="Text_20_body"><text:span text:style-name="Emphasis">(aprox. 1500 palabras)</text:span></text:p>
      <text:p text:style-name="Text_20_body">La existencia humana permanece envuelta en un misterio que, a pesar de los siglos de pensamiento, investigación y especulación, sigue intacto. Cada generación hereda las mismas preguntas fundamentales que inquietaron a nuestros antepasados más remotos: ¿por qué estamos aquí? ¿Qué somos realmente? ¿Qué es esta fuerza que nos impulsa a vivir, a persistir, a reproducirnos, a buscar sentido incluso cuando la realidad parece indiferente a nuestras inquietudes? Estas preguntas, tan antiguas como la conciencia misma, continúan sin respuestas definitivas. Y su persistencia revela algo profundo: que nuestro conocimiento, por vasto que parezca, sigue siendo insuficiente para iluminar el núcleo de lo que somos.</text:p>
      <text:p text:style-name="Text_20_body">El misterio no es solo una ausencia de respuestas; es un espejo que refleja nuestras limitaciones. Nos muestra que, aunque hemos descifrado leyes físicas, cartografiado el genoma, explorado el cosmos y modelado sistemas complejos, seguimos sin comprender la naturaleza esencial de la vida y de la existencia. ¿Por qué resulta tan difícil entender lo que somos? ¿Por qué, incluso con herramientas científicas cada vez más poderosas, seguimos tropezando con las mismas sombras conceptuales?</text:p>
      <text:p text:style-name="Text_20_body">Una parte de la respuesta se encuentra en la forma en que pensamos. Somos mamíferos, criaturas moldeadas por millones de años de evolución biológica. Nuestro cerebro, por sofisticado que sea, no es un instrumento neutral: es un órgano diseñado para sobrevivir, no para comprender la verdad última del universo. Sentimos hambre, frío, miedo, deseo, dolor. Experimentamos enfermedad, pérdida, vulnerabilidad. Y todo esto condiciona nuestra manera de razonar. No pensamos desde la serenidad de un observador externo; pensamos desde la urgencia de un organismo que lucha por mantenerse con vida.</text:p>
      <text:p text:style-name="Text_20_body">Esta condición biológica introduce sesgos profundos. Tendemos a valorar más los pensamientos que nos proporcionan confort emocional que aquellos que nos exigen enfrentar realidades incómodas. Preferimos explicaciones que nos tranquilicen, aunque sean incompletas o fantasiosas, antes que aceptar la incertidumbre o la complejidad. En este esfuerzo por protegernos, muchas veces elegimos mirar hacia otro lado, ignorar lo que no encaja en nuestras expectativas, o abrazar ideas que, aunque improbables, satisfacen alguna necesidad psicológica. El misterio, entonces, no solo persiste porque sea difícil; persiste porque, en cierto modo, lo alimentamos.</text:p>
      <text:p text:style-name="Text_20_body"><text:soft-page-break/>Pero la psicología humana no es el único obstáculo. El estado actual de nuestras teorías —científicas, filosóficas y religiosas— también limita nuestra libertad de pensamiento. La ciencia moderna ha logrado avances extraordinarios, pero sus modelos no siempre están diseñados para responder preguntas existenciales. La biología, por ejemplo, describe mecanismos, procesos, estructuras; pero evita atribuir intención, dirección o unidad al fenómeno de la vida. La religión, por su parte, ofrece narrativas que buscan dar sentido, pero lo hace desde presupuestos que no pueden verificarse ni someterse a prueba. Entre ambos extremos —el mecanicismo que reduce la vida a química y el misticismo que la eleva a dogma— queda un vacío conceptual que nadie ha logrado llenar.</text:p>
      <text:p text:style-name="Text_20_body">Ese vacío es el territorio del misterio. Y es precisamente allí donde este relato se adentra.</text:p>
      <text:p text:style-name="Text_20_body">El objetivo de este libro no es perpetuar la incertidumbre, sino enfrentarse a ella. No es rendirse ante el misterio, sino intentar comprenderlo. No es aceptar explicaciones heredadas, sino construir un marco lógico capaz de revelar los secretos que han permanecido ocultos durante milenios. La ambición es grande, pero necesaria: encontrar respuestas claras, coherentes y científicamente demostrables a las preguntas que más profundamente nos definen.</text:p>
      <text:p text:style-name="Text_20_body">Para lograrlo, el primer paso es atreverse a abandonar lo que creemos saber. Esto no significa rechazar la ciencia ni despreciar la tradición, sino reconocer que ambas pueden contener límites que ya no nos sirven. Significa soltar las expectativas, los deseos personales, las narrativas que nos reconfortan pero no explican. Significa liberarse de la presión de las teorías actuales —biológicas, filosóficas o religiosas— que, aunque útiles en muchos aspectos, no han logrado resolver el enigma fundamental de la vida.</text:p>
      <text:p text:style-name="Text_20_body">Esta libertad de pensamiento no es un acto de rebeldía, sino un acto de honestidad intelectual. Implica mirar la realidad sin filtros, sin miedo, sin la necesidad de que encaje en nuestras preferencias. Implica aceptar que la verdad puede ser diferente de lo que imaginamos, y que comprenderla requiere una apertura radical. Solo desde esa apertura es posible ver lo que siempre ha estado frente a nosotros, pero que no hemos sabido interpretar.</text:p>
      <text:p text:style-name="Text_20_body">El misterio de la existencia no es un muro infranqueable; es un código que aún no hemos aprendido a leer. Y como todo código, requiere un lenguaje adecuado para ser descifrado. Ese lenguaje no puede ser únicamente emocional, porque las emociones distorsionan. Tampoco puede ser exclusivamente científico en su forma tradicional, porque la ciencia actual no ha formulado las preguntas correctas. Necesitamos un lenguaje nuevo: un modelo lógico que describa la vida no como un conjunto de procesos aislados, sino como una entidad coherente, con estructura, dirección y propósito funcional. Un modelo que permita entender la vida desde dentro, no solo desde fuera.</text:p>
      <text:p text:style-name="Text_20_body">Este libro propone precisamente eso: un marco conceptual capaz de integrar lo que la biología observa, lo que la física describe, lo que la psicología experimenta y lo que la filosofía intuye. Un modelo que no se limita a catalogar fenómenos, sino que explica su razón de ser. Un modelo que no se conforma con describir la vida, sino que la define. Y, sobre todo, un modelo que permite responder preguntas que hasta ahora parecían inalcanzables.</text:p>
      <text:p text:style-name="Text_20_body">Para avanzar hacia esas respuestas, debemos reconocer que el misterio no es un enemigo, sino una guía. Nos señala los límites de nuestro entendimiento y nos invita a superarlos. Nos recuerda que la <text:soft-page-break/>ignorancia no es un fracaso, sino una oportunidad. Y nos muestra que, aunque la vida parezca un fenómeno disperso y caótico, puede contener una lógica profunda que aún no hemos descubierto.</text:p>
      <text:p text:style-name="Text_20_body">Esa lógica es el corazón de este relato. Una lógica que no surge de la especulación, sino del análisis riguroso. Una lógica que no depende de creencias, sino de estructuras verificables. Una lógica que, al ser revelada, transforma nuestra comprensión de lo que significa estar vivo.</text:p>
      <text:p text:style-name="Text_20_body">Pero antes de adentrarnos en esa lógica, es necesario preparar la mente. Debemos suspender temporalmente nuestras intuiciones, nuestros prejuicios, nuestras expectativas. Debemos permitirnos pensar de una manera distinta, más amplia, más precisa. Debemos aceptar que la vida puede ser algo más que un accidente químico o un designio sobrenatural. Puede ser un sistema, una entidad, un proceso inteligente que opera con reglas propias. Puede ser un fenómeno que no solo ocurre, sino que se ejecuta. Y puede ser, en última instancia, la clave para entender nuestra existencia.</text:p>
      <text:p text:style-name="Text_20_body">Este capítulo es una invitación a ese viaje. Un viaje que comienza reconociendo el misterio, pero que no termina en él. Un viaje que atraviesa nuestras limitaciones psicológicas, nuestras teorías heredadas y nuestras creencias más arraigadas. Un viaje que exige valentía intelectual, pero que promete claridad. Porque las respuestas existen. No son metafóricas ni simbólicas; son reales, estructurales, demostrables. Y están al alcance de quien se atreva a mirar con ojos nuevos.</text:p>
      <text:p text:style-name="Text_20_body">En los capítulos que siguen, exploraremos esas respuestas. Revelaremos la arquitectura lógica de la vida, su mecanismo interno, su identidad como entidad distribuida. Veremos cómo la vida utiliza a los individuos como unidades operativas, cómo acumula memoria, cómo aprende, cómo se adapta, cómo se expresa. Y, al hacerlo, el misterio comenzará a disiparse.</text:p>
      <text:p text:style-name="Text_20_body">No porque desaparezca, sino porque finalmente podremos comprenderlo.</text:p>
      <text:p text:style-name="Horizontal_20_Line"/>
      <text:p text:style-name="Text_20_body">Si quieres, puedo ayudarte a ajustar el tono, expandir alguna sección, hacerlo más poético, más técnico, o más narrativo. También puedo integrarlo con el capítulo siguiente para que la transición sea perfect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19T09:48:50.676000000</meta:creation-date>
    <dc:date>2026-01-19T10:01:56.379000000</dc:date>
    <meta:editing-duration>PT2M55S</meta:editing-duration>
    <meta:editing-cycles>1</meta:editing-cycles>
    <meta:document-statistic meta:table-count="0" meta:image-count="0" meta:object-count="0" meta:page-count="3" meta:paragraph-count="22" meta:word-count="1353" meta:character-count="8872" meta:non-whitespace-character-count="7541"/>
    <meta:generator>LibreOffice/7.3.5.2$Windows_X86_64 LibreOffice_project/184fe81b8c8c30d8b5082578aee2fed2ea847c01</meta:generator>
  </office:meta>
</office:document-meta>
</file>